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officeooo:rsid="0019739d" officeooo:paragraph-rsid="0019739d"/>
    </style:style>
    <style:style style:name="P2" style:family="paragraph" style:parent-style-name="Standard">
      <style:text-properties style:text-underline-style="solid" style:text-underline-width="auto" style:text-underline-color="font-color" officeooo:rsid="0021034d" officeooo:paragraph-rsid="0021034d"/>
    </style:style>
    <style:style style:name="P3" style:family="paragraph" style:parent-style-name="Standard" style:list-style-name="L1">
      <style:text-properties style:text-underline-style="none" officeooo:rsid="00198a09" officeooo:paragraph-rsid="00198a09"/>
    </style:style>
    <style:style style:name="P4" style:family="paragraph" style:parent-style-name="Standard" style:list-style-name="L1">
      <style:text-properties style:text-underline-style="none" officeooo:rsid="001c540f" officeooo:paragraph-rsid="001c540f"/>
    </style:style>
    <style:style style:name="P5" style:family="paragraph" style:parent-style-name="Standard" style:list-style-name="L1">
      <style:text-properties style:text-underline-style="none" officeooo:rsid="001e9b89" officeooo:paragraph-rsid="001e9b89"/>
    </style:style>
    <style:style style:name="P6" style:family="paragraph" style:parent-style-name="Standard">
      <style:text-properties style:text-underline-style="none" officeooo:rsid="0020c830" officeooo:paragraph-rsid="0020c830"/>
    </style:style>
    <style:style style:name="P7" style:family="paragraph" style:parent-style-name="Standard" style:list-style-name="L2">
      <style:text-properties style:text-underline-style="none" officeooo:rsid="0021aa04" officeooo:paragraph-rsid="0021aa04"/>
    </style:style>
    <style:style style:name="P8" style:family="paragraph" style:parent-style-name="Standard" style:list-style-name="L2">
      <style:text-properties style:text-underline-style="none" officeooo:rsid="0021e68b" officeooo:paragraph-rsid="0021e68b"/>
    </style:style>
    <style:style style:name="P9" style:family="paragraph" style:parent-style-name="Standard" style:list-style-name="L2">
      <style:text-properties style:text-underline-style="none" officeooo:rsid="0023e5cd" officeooo:paragraph-rsid="0023e5cd"/>
    </style:style>
    <style:style style:name="P10" style:family="paragraph" style:parent-style-name="Standard" style:list-style-name="L2">
      <style:text-properties style:text-underline-style="none" officeooo:rsid="0024eee1" officeooo:paragraph-rsid="0024eee1"/>
    </style:style>
    <style:style style:name="P11" style:family="paragraph" style:parent-style-name="Standard" style:list-style-name="L2">
      <style:text-properties style:text-underline-style="none" officeooo:rsid="0025bef1" officeooo:paragraph-rsid="0025bef1"/>
    </style:style>
    <style:style style:name="P12" style:family="paragraph" style:parent-style-name="Standard" style:list-style-name="L2">
      <style:text-properties style:text-underline-style="none" officeooo:rsid="002776f6" officeooo:paragraph-rsid="002776f6"/>
    </style:style>
    <style:style style:name="P13" style:family="paragraph" style:parent-style-name="Standard" style:list-style-name="L2">
      <style:text-properties style:text-underline-style="none" officeooo:rsid="0029679d" officeooo:paragraph-rsid="0029679d"/>
    </style:style>
    <style:style style:name="T1" style:family="text">
      <style:text-properties officeooo:rsid="001c9c6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ud Trail</text:p>
      <text:p text:style-name="P1"/>
      <text:list text:style-name="L1">
        <text:list-item>
          <text:p text:style-name="P3">Cloud trail is a service that has a primary function to record and track all AWS API requests made. These API calls can be programmatic requests initiated from a user using an DK, the command line, or from within AWS.</text:p>
        </text:list-item>
        <text:list-item>
          <text:p text:style-name="P3">When an API request is initiated, cloudtrail captures the request as an event and records this event within a log file which is then stored on s3. Each API call represents a new event within the log file. Cloudtrail also records and associates other identifying metadata with all events. For example the identity of the caller, the time stamp of when the request was initiated and the source IP address.</text:p>
        </text:list-item>
        <text:list-item>
          <text:p text:style-name="P4">New log files are usually created every 5 minutes before being stored within an s3 bucket that is defined by your cloudtrail configuration. Allowing easy access to review history of API requests made. <text:span text:style-name="T1">We can also send these to a cloudwatch logs log file as well.</text:span></text:p>
        </text:list-item>
        <text:list-item>
          <text:p text:style-name="P5">CloudTrail is a global service with support for all regions.</text:p>
        </text:list-item>
      </text:list>
      <text:p text:style-name="P6"/>
      <text:p text:style-name="P6"/>
      <text:p text:style-name="P2">How does cloudtrail work</text:p>
      <text:p text:style-name="P2"/>
      <text:list xml:id="list563322562" text:style-name="L2">
        <text:list-item>
          <text:p text:style-name="P7">Trails are building blocks of the service. Can create many different trails containing different configurations relating to API requests that you want to capture.</text:p>
        </text:list-item>
        <text:list-item>
          <text:p text:style-name="P8">S3 is used by default to store the cloudtrail log files and a dedicated s3 bucket is required during the creation of a new trail.</text:p>
        </text:list-item>
        <text:list-item>
          <text:p text:style-name="P8">Logs are created by cloudtrail and record all events captured. A new log file is created apprixmately every 5 minutes and once processed, it is delivered to an s3 bucket as defined by its trail configuration. If no API calls have been made, then no logs will be delivered.</text:p>
        </text:list-item>
        <text:list-item>
          <text:p text:style-name="P9">KMS is an optional element of cloudtrail, but it allows additional encryption to be added to your log files when stored on s3.</text:p>
        </text:list-item>
        <text:list-item>
          <text:p text:style-name="P10">SNS is an optional component for cloudtrail. Allow to create notifications.</text:p>
        </text:list-item>
        <text:list-item>
          <text:p text:style-name="P11">Cloudwatch logs is another optional component which can be used.</text:p>
        </text:list-item>
        <text:list-item>
          <text:p text:style-name="P12">Event selections allow to add a level of customization to the type of API requests you want the corresponding trail to capture.</text:p>
        </text:list-item>
        <text:list-item>
          <text:p text:style-name="P13">Tags allow you to assign your own me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18:33:13.249936787</meta:creation-date>
    <dc:date>2023-06-29T18:44:01.927927542</dc:date>
    <meta:editing-duration>PT10M43S</meta:editing-duration>
    <meta:editing-cycles>17</meta:editing-cycles>
    <meta:generator>LibreOffice/7.4.5.1$Linux_X86_64 LibreOffice_project/40$Build-1</meta:generator>
    <meta:document-statistic meta:table-count="0" meta:image-count="0" meta:object-count="0" meta:page-count="1" meta:paragraph-count="14" meta:word-count="356" meta:character-count="1982" meta:non-whitespace-character-count="1652"/>
  </office:meta>
</office:document-meta>
</file>